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style:style>
    <style:style style:name="P5" style:family="paragraph" style:parent-style-name="Text_20_body" style:list-style-name="L2">
      <style:paragraph-properties fo:margin-top="0cm" fo:margin-bottom="0cm"/>
    </style:style>
    <style:style style:name="P6" style:family="paragraph" style:parent-style-name="Preformatted_20_Text">
      <style:paragraph-properties fo:margin-top="0cm" fo:margin-bottom="0.499cm"/>
    </style:style>
    <style:style style:name="T1" style:family="text">
      <style:text-properties style:text-position="33% 80%"/>
    </style:style>
    <style:style style:name="T2" style:family="text">
      <style:text-properties style:font-name="DejaVu Sans Mon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nstallation de HPL Linpack</text:p>
      <text:p text:style-name="Text_20_body"><text:tab/>HPL est un benchmark destiné à estimer les capacités d'un ou plusieurs ordinateurs à résoudre un système de n équations linéaires à n inconnues, le résultat obtenu est exprimé en Gflops. </text:p>
      <text:p text:style-name="Text_20_body">Nous présentons deux méthodes pour l'installation de ce dernier. </text:p>
      <text:p text:style-name="Text_20_body">Approche 1 = Installation de hpl-2.0</text:p>
      <text:p text:style-name="Text_20_body">Approche 2 = Installation de hpl-2.1</text:p>
      <text:p text:style-name="Text_20_body"/>
      <text:h text:style-name="Heading_20_1" text:outline-level="1">Aproche 1 </text:h>
      <text:h text:style-name="Heading_20_2" text:outline-level="2">Prérequis</text:h>
      <text:h text:style-name="Heading_20_3" text:outline-level="3">Installer les paquets nécessaires :</text:h>
      <text:p text:style-name="Text_20_body"><text:span text:style-name="Source_20_Text"># apt-get install gcc gfortran make openmpi-bin libopenmpi-dev</text:span> </text:p>
      <text:p text:style-name="Text_20_body">Un client ssh ou rsh au choix :</text:p>
      <text:p text:style-name="Text_20_body"><text:span text:style-name="Source_20_Text"># apt-get install openssh-client<text:line-break/># apt-get install rsh-client </text:span></text:p>
      <text:h text:style-name="Heading_20_3" text:outline-level="3">Télécharger et décompresser les sources :</text:h>
      <text:p text:style-name="Text_20_body"><text:span text:style-name="Source_20_Text">$ cd ~ &amp;&amp; wget http://www.netlib.org/benchmark/hpl/hpl-2.0.tar.gz<text:line-break/>$ tar -xvzf hpl-2.0.tar.gz </text:span></text:p>
      <text:h text:style-name="Heading_20_3" text:outline-level="3">BLAS (Basic Linear Algebra Subprograms) :</text:h>
      <text:p text:style-name="Text_20_body">HPL a besoin d'une bibliothèque de fonctions BLAS. Il est possible d'installer les paquets Debian en fournissant une mais elle ne permettra pas d'exploiter au maximum les capacités de votre processeur. Pour cela elle doit être compilée de manière optimisée pour votre architecture.<text:line-break/>Plusieurs sont disponibles, une des plus performante est GotoBLAS. Celle-ci est désormais disponible en Open Source. Vous pouvez la télécharger ici (<text:a xlink:type="simple" xlink:href="https://www.tacc.utexas.edu/tacc-projects/gotoblas2/downloads/">https://www.tacc.utexas.edu/tacc-projects/gotoblas2/downloads/</text:a> ) </text:p>
      <text:p text:style-name="Text_20_body"><text:span text:style-name="Source_20_Text">$ tar -xvzf GotoBLAS2-1.13_bsd.tar.gz &amp;&amp; cd GotoBLAS2<text:line-break/><text:line-break/>// OS 32 bit :<text:line-break/>$ ./quickbuild.32bit<text:line-break/><text:line-break/>// OS 64 bit :<text:line-break/>$ ./quickbuild.64bit </text:span></text:p>
      <text:p text:style-name="Text_20_body">Copier le lien vers la bibliothèque partagée dans le répertoire approprié (root) :</text:p>
      <text:p text:style-name="Text_20_body"><text:span text:style-name="Source_20_Text"># cp libgoto2.so /usr/local/lib</text:span> </text:p>
      <text:h text:style-name="Heading_20_2" text:outline-level="2"><text:soft-page-break/>Compilation</text:h>
      <text:h text:style-name="Heading_20_3" text:outline-level="3">Le fichier Make :</text:h>
      <text:p text:style-name="Text_20_body">Ceux fournis dans le répertoire <text:span text:style-name="Emphasis">hpl-2.0/setup</text:span> ne sont pas directement utilisables. Vous pouvez éditer le votre en utilisant comme base le fichier <text:span text:style-name="Emphasis">hpl/setup/Make.UNKNOW.in</text:span> ou bien utiliser un des suivants :</text:p>
      <text:list xml:id="list1162735136" text:style-name="L1">
        <text:list-item>
          <text:p text:style-name="P4"><text:s/>Make.Debian_GotoBlaS (monothread) pour processeur(s) "mono coeur" (ex : Pentium IV, AMD Athlon XP...). </text:p>
          <text:p text:style-name="P2"><text:a xlink:type="simple" xlink:href="http://klhpc.tuxfamily.org/files/Make.Debian_GotoBLAS_p"/></text:p>
        </text:list-item>
        <text:list-item>
          <text:p text:style-name="P2">Make.Debian_GotoBlaS_p (multithread) pour processeur(s) "multi coeur" (ex : Intel Core 2 Duo/Quad, AMD Athlon II x2/x4...). </text:p>
        </text:list-item>
      </text:list>
      <text:p text:style-name="Text_20_body">Placer le fichier Make choisi dans le répertoire <text:span text:style-name="Emphasis">hpl-2.0</text:span>. Admettons pour la suite que nous utilisons le fichier <text:span text:style-name="Emphasis">Make.Debian_GotoBLAS_p</text:span>.</text:p>
      <text:p text:style-name="Text_20_body"><text:span text:style-name="Source_20_Text">$ cd ~/hpl-2.0<text:line-break/>$ make arch=Debian_GotoBLAS_p </text:span></text:p>
      <text:p text:style-name="Text_20_body">Si la compilation s'est bien déroulée deux fichiers ont été créé dans le répertoire bin/Debian_GotoBLAS_p. Pour vérifier :</text:p>
      <text:p text:style-name="Text_20_body"><text:span text:style-name="Source_20_Text">$ ls bin/Debian_GotoBLAS_p<text:line-break/>HPL.dat xhpl </text:span></text:p>
      <text:p text:style-name="Text_20_body">Lorsqu'une compilation échoue il est nécessaire de nettoyer avant de recommencer :</text:p>
      <text:p text:style-name="Text_20_body"><text:span text:style-name="Source_20_Text">$ make clean_arch_all arch=[arch]</text:span> </text:p>
      <text:h text:style-name="Heading_20_2" text:outline-level="2">Exécution</text:h>
      <text:h text:style-name="Heading_20_3" text:outline-level="3">Le fichier HPL.dat :</text:h>
      <text:p text:style-name="Text_20_body">Il sert à configurer les tests, la documentation officielle est disponible <text:a xlink:type="simple" xlink:href="http://www.netlib.org/benchmark/hpl/tuning.html">ici</text:a>. Cette <text:a xlink:type="simple" xlink:href="http://www.advancedclustering.com/faq/how-do-i-tune-my-hpldat-file.html">page</text:a> permet d'en générer un automatiquement en fournissant quelques renseignements.</text:p>
      <text:p text:style-name="Text_20_body">Pour démarrer rapidement, remplacer celui généré par défaut dans le répertoire <text:span text:style-name="Emphasis">bin/Debian_GotoBLAS_p</text:span> par celui-ci <text:a xlink:type="simple" xlink:href="http://klhpc.tuxfamily.org/files/HPL.dat">HPL.dat</text:a>.</text:p>
      <text:p text:style-name="Text_20_body">Pour parvenir aux meilleures performances il faudra adapter la valeur de Ns (ligne 6) en fonction de la mémoire vive disponible sur votre système. Voici quelques exemples :</text:p>
      <text:list xml:id="list1036995770" text:style-name="L2">
        <text:list-item>
          <text:p text:style-name="P5">1024 Mo : ≈ 10000 Ns </text:p>
        </text:list-item>
        <text:list-item>
          <text:p text:style-name="P5">2048 Mo : ≈ 14000 Ns </text:p>
        </text:list-item>
        <text:list-item>
          <text:p text:style-name="P5">4096 Mo : ≈ 20000 Ns </text:p>
        </text:list-item>
        <text:list-item>
          <text:p text:style-name="P3">8192 Mo : ≈ 29000 Ns </text:p>
        </text:list-item>
      </text:list>
      <text:p text:style-name="Text_20_body">La formule pour calculer approximativement la valeur maximum de Ns est la suivante :</text:p>
      <text:p text:style-name="Text_20_body"><text:span text:style-name="Source_20_Text">√ ( 0.8 x ram_en_octets / 8 )</text:span> </text:p>
      <text:p text:style-name="Text_20_body">Exemple pour 1024 Mo :</text:p>
      <text:p text:style-name="Text_20_body"><text:span text:style-name="Source_20_Text">1024 Mo = 1073741824 octets (1024 x 1024 x 1024)<text:line-break/>√ ( 0.8 x 1073741824 / 8 ) ≈ 10362 </text:span></text:p>
      <text:h text:style-name="Heading_20_3" text:outline-level="3"><text:soft-page-break/>Lancer les tests :</text:h>
      <text:p text:style-name="Text_20_body"><text:span text:style-name="Source_20_Text">$ cd bin/Debian_GotoBLAS_p<text:line-break/>$ mpirun -np 1 xhpl </text:span></text:p>
      <text:h text:style-name="Heading_20_3" text:outline-level="3">Lecture des résultats :</text:h>
      <text:p text:style-name="Text_20_body">Ils sont exprimés sous la forme d'une puissance de 10, exemples :</text:p>
      <text:p text:style-name="Text_20_body"><text:span text:style-name="Source_20_Text">1.000e-01 = 1 x 10</text:span><text:span text:style-name="Source_20_Text"><text:span text:style-name="T1">-1</text:span></text:span><text:span text:style-name="Source_20_Text"> = 0.1<text:line-break/>1.000e+00 = 1 x 10</text:span><text:span text:style-name="Source_20_Text"><text:span text:style-name="T1"> 0</text:span></text:span><text:span text:style-name="Source_20_Text"> = 1<text:line-break/>1.000e+01 = 1 x 10</text:span><text:span text:style-name="Source_20_Text"><text:span text:style-name="T1"> 1</text:span></text:span><text:span text:style-name="Source_20_Text"> = 10<text:line-break/>1.000e+02 = 1 x 10</text:span><text:span text:style-name="Source_20_Text"><text:span text:style-name="T1"> 2</text:span></text:span><text:span text:style-name="Source_20_Text"> = 100<text:line-break/>1.000e+03 = 1 x 10</text:span><text:span text:style-name="Source_20_Text"><text:span text:style-name="T1"> 3</text:span></text:span><text:span text:style-name="Source_20_Text"> = 1000 </text:span></text:p>
      <text:h text:style-name="Heading_20_1" text:outline-level="1">Approche 2 </text:h>
      <text:p text:style-name="Standard"/>
      <text:p text:style-name="Standard">Télécharge hpl-2.1 </text:p>
      <text:p text:style-name="Standard"/>
      <text:p text:style-name="Text_20_body"><text:span text:style-name="T2">wget </text:span><text:a xlink:type="simple" xlink:href="http://www.netlib.org/benchmark/hpl/hpl-2.1.tar.gz"><text:span text:style-name="T2">http://www.netlib.org/benchmark/hpl/hpl-2.1.tar.gz</text:span></text:a> </text:p>
      <text:p text:style-name="Standard"/>
      <text:p text:style-name="Standard">Décompréser </text:p>
      <text:p text:style-name="Standard"/>
      <text:p text:style-name="P1">tar xvf hpl-2.1.tar.gz </text:p>
      <text:p text:style-name="P1">cd hpl-2.1</text:p>
      <text:p text:style-name="Standard"/>
      <text:p text:style-name="Standard">Copier, dans le repertoire setup, le fichier de configuration qui convient à votre système. Dans notre cas nous utiliserons Make.Linux_PII_CBAS.</text:p>
      <text:p text:style-name="Standard"/>
      <text:p text:style-name="Standard"><text:span text:style-name="T2">cp <text:s/>setup/Make.Linux_PII_CBLAS <text:s/></text:span>. </text:p>
      <text:p text:style-name="Standard"/>
      <text:p text:style-name="Standard">Installer le paquet mpich2</text:p>
      <text:p text:style-name="Standard"/>
      <text:p text:style-name="P1">apt-get install mpich2 </text:p>
      <text:p text:style-name="Standard"/>
      <text:p text:style-name="Standard">Installer le paquet libatlas</text:p>
      <text:p text:style-name="Standard"/>
      <text:p text:style-name="P1">apt-get install libatlas-base-dev</text:p>
      <text:p text:style-name="Standard"/>
      <text:p text:style-name="Standard">Modifier le fichier de configuration. Make.Linux_PII_CLAS remplacer g77 par mpif77</text:p>
      <text:p text:style-name="Standard"/>
      <text:p text:style-name="Standard">S'assurer que les variables Ladir et Mpdir pointe vers le bon repertoire des librairies. </text:p>
      <text:p text:style-name="Standard">Et pour finir compiler votre code source. </text:p>
      <text:p text:style-name="Standard"/>
      <text:p text:style-name="P1">Make arch=Linux_PII_CBLAS</text:p>
      <text:p text:style-name="Standard"/>
      <text:h text:style-name="Heading_20_1" text:outline-level="1">Execution: </text:h>
      <text:p text:style-name="Standard"/>
      <text:p text:style-name="Standard">Exécuter avec la commande: </text:p>
      <text:p text:style-name="P6"><text:soft-page-break/>mpirun -np 1 ./xhpl</text:p>
      <text:p text:style-name="Standard"/>
      <text:p text:style-name="Standard">Voici un exemple d'output après exécution du bench. </text:p>
      <text:p text:style-name="Standard"/>
      <text:p text:style-name="Standard"/>
      <text:p text:style-name="Standard"/>
      <text:p text:style-name="Standard"/>
      <text:p text:style-name="Preformatted_20_Text">================================================================================</text:p>
      <text:p text:style-name="Preformatted_20_Text">HPLinpack 2.1 <text:s/>-- <text:s/>High-Performance Linpack benchmark <text:s/>-- <text:s text:c="2"/>October 26, 2012</text:p>
      <text:p text:style-name="Preformatted_20_Text">Written by A. Petitet and R. Clint Whaley, <text:s/>Innovative Computing Laboratory, UTK</text:p>
      <text:p text:style-name="Preformatted_20_Text">Modified by Piotr Luszczek, Innovative Computing Laboratory, UTK</text:p>
      <text:p text:style-name="Preformatted_20_Text">Modified by Julien Langou, University of Colorado Denver</text:p>
      <text:p text:style-name="Preformatted_20_Text">================================================================================</text:p>
      <text:p text:style-name="Preformatted_20_Text"/>
      <text:p text:style-name="Preformatted_20_Text">An explanation of the input/output parameters follows:</text:p>
      <text:p text:style-name="Preformatted_20_Text">T/V <text:s text:c="3"/>: Wall time / encoded variant.</text:p>
      <text:p text:style-name="Preformatted_20_Text">N <text:s text:c="5"/>: The order of the coefficient matrix A.</text:p>
      <text:p text:style-name="Preformatted_20_Text">NB <text:s text:c="4"/>: The partitioning blocking factor.</text:p>
      <text:p text:style-name="Preformatted_20_Text">P <text:s text:c="5"/>: The number of process rows.</text:p>
      <text:p text:style-name="Preformatted_20_Text">Q <text:s text:c="5"/>: The number of process columns.</text:p>
      <text:p text:style-name="Preformatted_20_Text">Time <text:s text:c="2"/>: Time in seconds to solve the linear system.</text:p>
      <text:p text:style-name="Preformatted_20_Text">Gflops : Rate of execution for solving the linear system.</text:p>
      <text:p text:style-name="Preformatted_20_Text"/>
      <text:p text:style-name="Preformatted_20_Text">The following parameter values will be used:</text:p>
      <text:p text:style-name="Preformatted_20_Text"/>
      <text:p text:style-name="Preformatted_20_Text">N <text:s text:c="5"/>: <text:s text:c="3"/>5000</text:p>
      <text:p text:style-name="Preformatted_20_Text">NB <text:s text:c="4"/>: <text:s text:c="4"/>128</text:p>
      <text:p text:style-name="Preformatted_20_Text">PMAP <text:s text:c="2"/>: Row-major process mapping</text:p>
      <text:p text:style-name="Preformatted_20_Text">P <text:s text:c="5"/>: <text:s text:c="6"/>1</text:p>
      <text:p text:style-name="Preformatted_20_Text">Q <text:s text:c="5"/>: <text:s text:c="6"/>1</text:p>
      <text:p text:style-name="Preformatted_20_Text">PFACT <text:s/>: <text:s text:c="3"/>Left <text:s text:c="3"/>Crout <text:s text:c="3"/>Right</text:p>
      <text:p text:style-name="Preformatted_20_Text">NBMIN <text:s/>: <text:s text:c="6"/>4</text:p>
      <text:p text:style-name="Preformatted_20_Text">NDIV <text:s text:c="2"/>: <text:s text:c="6"/>2</text:p>
      <text:p text:style-name="Preformatted_20_Text">RFACT <text:s/>: <text:s text:c="3"/>Left <text:s text:c="3"/>Crout <text:s text:c="3"/>Right</text:p>
      <text:p text:style-name="Preformatted_20_Text">BCAST <text:s/>: <text:s/>1ringM</text:p>
      <text:p text:style-name="Preformatted_20_Text">DEPTH <text:s/>: <text:s text:c="6"/>1</text:p>
      <text:p text:style-name="Preformatted_20_Text">SWAP <text:s text:c="2"/>: Mix (threshold = 64)</text:p>
      <text:p text:style-name="Preformatted_20_Text">L1 <text:s text:c="4"/>: transposed form</text:p>
      <text:p text:style-name="Preformatted_20_Text">U <text:s text:c="5"/>: transposed form</text:p>
      <text:p text:style-name="Preformatted_20_Text">EQUIL <text:s/>: yes</text:p>
      <text:p text:style-name="Preformatted_20_Text">ALIGN <text:s/>: 8 double precision words</text:p>
      <text:p text:style-name="Preformatted_20_Text"/>
      <text:p text:style-name="Preformatted_20_Text">================================================================================</text:p>
      <text:p text:style-name="Preformatted_20_Text">T/V <text:s text:c="15"/>N <text:s text:c="3"/>NB <text:s text:c="4"/>P <text:s text:c="4"/>Q <text:s text:c="14"/>Time <text:s text:c="15"/>Gflops</text:p>
      <text:p text:style-name="Preformatted_20_Text">--------------------------------------------------------------------------------</text:p>
      <text:p text:style-name="Preformatted_20_Text">WR11L2L4 <text:s text:c="7"/>5000 <text:s text:c="2"/>128 <text:s text:c="4"/>1 <text:s text:c="4"/>1 <text:s text:c="14"/>3.58 <text:s text:c="13"/>2.328e+01</text:p>
      <text:p text:style-name="Preformatted_20_Text">HPL_pdgesv() start time Fri Aug <text:s/>1 17:06:19 2014</text:p>
      <text:p text:style-name="Preformatted_20_Text"/>
      <text:p text:style-name="Preformatted_20_Text">HPL_pdgesv() end time <text:s text:c="2"/>Fri Aug <text:s/>1 17:06:22 2014</text:p>
      <text:p text:style-name="Preformatted_20_Text"/>
      <text:p text:style-name="Preformatted_20_Text">WR11L2C4 <text:s text:c="7"/>5000 <text:s text:c="2"/>128 <text:s text:c="4"/>1 <text:s text:c="4"/>1 <text:s text:c="14"/>3.56 <text:s text:c="13"/>2.342e+01</text:p>
      <text:p text:style-name="Preformatted_20_Text">HPL_pdgesv() start time Fri Aug <text:s/>1 17:06:23 2014</text:p>
      <text:p text:style-name="Preformatted_20_Text"/>
      <text:p text:style-name="Preformatted_20_Text">HPL_pdgesv() end time <text:s text:c="2"/>Fri Aug <text:s/>1 17:06:27 2014</text:p>
      <text:p text:style-name="Preformatted_20_Text"/>
      <text:p text:style-name="Preformatted_20_Text">WR11L2R4 <text:s text:c="7"/>5000 <text:s text:c="2"/>128 <text:s text:c="4"/>1 <text:s text:c="4"/>1 <text:s text:c="14"/>3.48 <text:s text:c="13"/>2.396e+01</text:p>
      <text:p text:style-name="Preformatted_20_Text">HPL_pdgesv() start time Fri Aug <text:s/>1 17:06:28 2014</text:p>
      <text:p text:style-name="Preformatted_20_Text"/>
      <text:p text:style-name="Preformatted_20_Text">HPL_pdgesv() end time <text:s text:c="2"/>Fri Aug <text:s/>1 17:06:32 2014</text:p>
      <text:p text:style-name="Preformatted_20_Text"/>
      <text:p text:style-name="Preformatted_20_Text"><text:soft-page-break/>WR11C2L4 <text:s text:c="7"/>5000 <text:s text:c="2"/>128 <text:s text:c="4"/>1 <text:s text:c="4"/>1 <text:s text:c="14"/>3.44 <text:s text:c="13"/>2.425e+01</text:p>
      <text:p text:style-name="Preformatted_20_Text">HPL_pdgesv() start time Fri Aug <text:s/>1 17:06:33 2014</text:p>
      <text:p text:style-name="Preformatted_20_Text"/>
      <text:p text:style-name="Preformatted_20_Text">HPL_pdgesv() end time <text:s text:c="2"/>Fri Aug <text:s/>1 17:06:37 2014</text:p>
      <text:p text:style-name="Preformatted_20_Text"/>
      <text:p text:style-name="Preformatted_20_Text">WR11C2C4 <text:s text:c="7"/>5000 <text:s text:c="2"/>128 <text:s text:c="4"/>1 <text:s text:c="4"/>1 <text:s text:c="14"/>3.30 <text:s text:c="13"/>2.530e+01</text:p>
      <text:p text:style-name="Preformatted_20_Text">HPL_pdgesv() start time Fri Aug <text:s/>1 17:06:38 2014</text:p>
      <text:p text:style-name="Preformatted_20_Text"/>
      <text:p text:style-name="Preformatted_20_Text">HPL_pdgesv() end time <text:s text:c="2"/>Fri Aug <text:s/>1 17:06:41 2014</text:p>
      <text:p text:style-name="Preformatted_20_Text"/>
      <text:p text:style-name="Preformatted_20_Text">WR11C2R4 <text:s text:c="7"/>5000 <text:s text:c="2"/>128 <text:s text:c="4"/>1 <text:s text:c="4"/>1 <text:s text:c="14"/>3.28 <text:s text:c="13"/>2.545e+01</text:p>
      <text:p text:style-name="Preformatted_20_Text">HPL_pdgesv() start time Fri Aug <text:s/>1 17:06:43 2014</text:p>
      <text:p text:style-name="Preformatted_20_Text"/>
      <text:p text:style-name="Preformatted_20_Text">HPL_pdgesv() end time <text:s text:c="2"/>Fri Aug <text:s/>1 17:06:46 2014</text:p>
      <text:p text:style-name="Preformatted_20_Text"/>
      <text:p text:style-name="Preformatted_20_Text">WR11R2L4 <text:s text:c="7"/>5000 <text:s text:c="2"/>128 <text:s text:c="4"/>1 <text:s text:c="4"/>1 <text:s text:c="14"/>3.29 <text:s text:c="13"/>2.534e+01</text:p>
      <text:p text:style-name="Preformatted_20_Text">HPL_pdgesv() start time Fri Aug <text:s/>1 17:06:47 2014</text:p>
      <text:p text:style-name="Preformatted_20_Text"/>
      <text:p text:style-name="Preformatted_20_Text">HPL_pdgesv() end time <text:s text:c="2"/>Fri Aug <text:s/>1 17:06:51 2014</text:p>
      <text:p text:style-name="Preformatted_20_Text"/>
      <text:p text:style-name="Preformatted_20_Text">WR11R2C4 <text:s text:c="7"/>5000 <text:s text:c="2"/>128 <text:s text:c="4"/>1 <text:s text:c="4"/>1 <text:s text:c="14"/>3.29 <text:s text:c="13"/>2.534e+01</text:p>
      <text:p text:style-name="Preformatted_20_Text">HPL_pdgesv() start time Fri Aug <text:s/>1 17:06:52 2014</text:p>
      <text:p text:style-name="Preformatted_20_Text"/>
      <text:p text:style-name="Preformatted_20_Text">HPL_pdgesv() end time <text:s text:c="2"/>Fri Aug <text:s/>1 17:06:55 2014</text:p>
      <text:p text:style-name="Preformatted_20_Text"/>
      <text:p text:style-name="Preformatted_20_Text">WR11R2R4 <text:s text:c="7"/>5000 <text:s text:c="2"/>128 <text:s text:c="4"/>1 <text:s text:c="4"/>1 <text:s text:c="14"/>3.42 <text:s text:c="13"/>2.439e+01</text:p>
      <text:p text:style-name="Preformatted_20_Text">HPL_pdgesv() start time Fri Aug <text:s/>1 17:06:57 2014</text:p>
      <text:p text:style-name="Preformatted_20_Text"/>
      <text:p text:style-name="Preformatted_20_Text">HPL_pdgesv() end time <text:s text:c="2"/>Fri Aug <text:s/>1 17:07:00 2014</text:p>
      <text:p text:style-name="Preformatted_20_Text"/>
      <text:p text:style-name="Preformatted_20_Text">================================================================================</text:p>
      <text:p text:style-name="Preformatted_20_Text"/>
      <text:p text:style-name="Preformatted_20_Text">Finished <text:s text:c="5"/>9 tests with the following results:</text:p>
      <text:p text:style-name="Preformatted_20_Text"><text:s text:c="14"/>9 tests completed without checking,</text:p>
      <text:p text:style-name="Preformatted_20_Text"><text:s text:c="14"/>0 tests skipped because of illegal input values.</text:p>
      <text:p text:style-name="Preformatted_20_Text">--------------------------------------------------------------------------------</text:p>
      <text:p text:style-name="Preformatted_20_Text"/>
      <text:p text:style-name="Preformatted_20_Text">End of Tests.</text:p>
      <text:p text:style-name="Preformatted_20_Tex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be </meta:initial-creator>
    <meta:creation-date>2014-08-18T15:23:01</meta:creation-date>
    <dc:date>2014-08-18T16:39:22</dc:date>
    <dc:creator>teabe </dc:creator>
    <meta:editing-duration>PT30M38S</meta:editing-duration>
    <meta:editing-cycles>3</meta:editing-cycles>
    <meta:generator>LibreOffice/3.5$Linux_X86_64 LibreOffice_project/350m1$Build-2</meta:generator>
    <meta:document-statistic meta:table-count="0" meta:image-count="0" meta:object-count="0" meta:page-count="5" meta:paragraph-count="135" meta:word-count="1070" meta:character-count="7680" meta:non-whitespace-character-count="6064"/>
  </office:meta>
</office:document-meta>
</file>